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.4cm" fo:min-width="0.8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.696cm" fo:min-width="1.578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1.01cm" fo:min-width="1.5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fill-image-width="0cm" draw:fill-image-height="0cm" draw:textarea-vertical-align="middle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0.946cm" fo:min-width="1.578cm"/>
    </style:style>
    <style:style style:name="gr11" style:family="graphic" style:parent-style-name="standard">
      <style:graphic-properties svg:stroke-color="#3465a4" draw:fill="solid" draw:fill-color="#ffffff" draw:fill-image-width="0cm" draw:fill-image-height="0cm" draw:textarea-horizontal-align="justify" draw:textarea-vertical-align="middle" draw:auto-grow-height="false" fo:min-height="1.15cm" fo:min-width="2.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6cm" fo:min-width="1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7cm" fo:min-width="0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5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451cm" fo:min-width="1.36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6cm" fo:min-width="1.103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65cm" fo:min-width="2.148cm"/>
    </style:style>
    <style:style style:name="gr19" style:family="graphic" style:parent-style-name="standard">
      <style:graphic-properties draw:fill="none" draw:fill-color="#ffffff" draw:textarea-horizontal-align="justify" draw:textarea-vertical-align="middle" draw:auto-grow-height="false" fo:min-height="0.4cm" fo:min-width="0.702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51cm" fo:min-width="1.163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9cm" svg:y1="2.502cm" svg:x2="9.9cm" svg:y2="3.702cm">
          <text:p/>
        </draw:line>
        <draw:custom-shape draw:style-name="gr2" draw:text-style-name="P1" draw:layer="layout" svg:width="2.7cm" svg:height="1.3cm" svg:x="8.6cm" svg:y="1.202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2.5cm" svg:height="1.115cm" svg:x="11.2cm" svg:y="1.402cm">
          <draw:text-box>
            <text:p text:style-name="P2"><text:span text:style-name="T1">(See Page 38)</text:span></text:p>
          </draw:text-box>
        </draw:frame>
        <draw:frame draw:style-name="gr4" draw:text-style-name="P2" draw:layer="layout" svg:width="1.692cm" svg:height="1.115cm" svg:x="9.9cm" svg:y="2.402cm">
          <draw:text-box>
            <text:p text:style-name="P2">View </text:p>
            <text:p text:style-name="P2">clicked</text:p>
          </draw:text-box>
        </draw:frame>
        <draw:custom-shape draw:style-name="gr5" draw:text-style-name="P4" draw:layer="layout" svg:width="3.3cm" svg:height="1.5cm" svg:x="8.2cm" svg:y="3.702cm">
          <text:p text:style-name="P3"><text:span text:style-name="T2">View Menu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3" draw:layer="layout" svg:x1="9.8cm" svg:y1="5.202cm" svg:x2="9.8cm" svg:y2="5.902cm">
          <text:p/>
        </draw:line>
        <draw:custom-shape draw:style-name="gr2" draw:text-style-name="P1" xml:id="id1" draw:id="id1" draw:layer="layout" svg:width="2.7cm" svg:height="1.3cm" svg:x="8.5cm" svg:y="6.002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3" draw:layer="layout" svg:x1="11.2cm" svg:y1="6.701cm" svg:x2="14.6cm" svg:y2="6.7cm">
          <text:p/>
        </draw:line>
        <draw:line draw:style-name="gr1" draw:text-style-name="P3" draw:layer="layout" svg:x1="8.5cm" svg:y1="6.701cm" svg:x2="5.5cm" svg:y2="6.7cm">
          <text:p/>
        </draw:line>
        <draw:frame draw:style-name="gr4" draw:text-style-name="P2" draw:layer="layout" svg:width="3.029cm" svg:height="1.115cm" svg:x="5.9cm" svg:y="5.685cm">
          <draw:text-box>
            <text:p text:style-name="P2">View Royalties</text:p>
            <text:p text:style-name="P2">Clicked</text:p>
          </draw:text-box>
        </draw:frame>
        <draw:frame draw:style-name="gr4" draw:text-style-name="P2" draw:layer="layout" svg:width="3.664cm" svg:height="1.115cm" svg:x="10.736cm" svg:y="5.501cm">
          <draw:text-box>
            <text:p text:style-name="P2">View BookInvoice </text:p>
            <text:p text:style-name="P2">clicked</text:p>
          </draw:text-box>
        </draw:frame>
        <draw:connector draw:style-name="gr1" draw:text-style-name="P1" draw:layer="layout" svg:x1="9.85cm" svg:y1="7.302cm" svg:x2="8.1cm" svg:y2="9.771cm" draw:start-shape="id1" draw:start-glue-point="6" svg:d="M9850 7302v1486h-1750v983" svg:viewBox="0 0 1751 2470">
          <text:p/>
        </draw:connector>
        <draw:frame draw:style-name="gr4" draw:text-style-name="P2" draw:layer="layout" svg:width="2.128cm" svg:height="1.547cm" svg:x="7.872cm" svg:y="7.801cm">
          <draw:text-box>
            <text:p text:style-name="P2">View Pub</text:p>
            <text:p text:style-name="P2">Invoice</text:p>
            <text:p text:style-name="P2">Clicked</text:p>
          </draw:text-box>
        </draw:frame>
        <draw:connector draw:style-name="gr1" draw:text-style-name="P1" draw:layer="layout" svg:x1="9.85cm" svg:y1="7.302cm" svg:x2="12.039cm" svg:y2="10.804cm" draw:start-shape="id1" draw:start-glue-point="6" svg:d="M9850 7302v2002h2189v1500" svg:viewBox="0 0 2190 3503">
          <text:p/>
        </draw:connector>
        <draw:connector draw:style-name="gr1" draw:text-style-name="P1" draw:layer="layout" svg:x1="9.85cm" svg:y1="7.302cm" svg:x2="13.803cm" svg:y2="9.746cm" draw:start-shape="id1" draw:start-glue-point="6" svg:d="M9850 7302v1473h3953v971" svg:viewBox="0 0 3954 2445">
          <text:p/>
        </draw:connector>
        <draw:frame draw:style-name="gr4" draw:text-style-name="P2" draw:layer="layout" svg:width="1.776cm" svg:height="1.547cm" svg:x="10.2cm" svg:y="9.401cm">
          <draw:text-box>
            <text:p text:style-name="P2">Add</text:p>
            <text:p text:style-name="P2">Book</text:p>
            <text:p text:style-name="P2">Clicked</text:p>
          </draw:text-box>
        </draw:frame>
        <draw:frame draw:style-name="gr4" draw:text-style-name="P2" draw:layer="layout" svg:width="2.623cm" svg:height="1.115cm" svg:x="9.977cm" svg:y="7.901cm">
          <draw:text-box>
            <text:p text:style-name="P2">Delete Book</text:p>
            <text:p text:style-name="P2">clicked</text:p>
          </draw:text-box>
        </draw:frame>
        <draw:custom-shape draw:style-name="gr6" draw:text-style-name="P4" draw:layer="layout" svg:width="3.3cm" svg:height="2cm" svg:x="2.3cm" svg:y="6.701cm">
          <text:p text:style-name="P3"><text:span text:style-name="T2">View Royalties</text:span></text:p>
          <text:p text:style-name="P3"><text:span text:style-name="T2">Screen 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2.7cm" svg:height="1.3cm" svg:x="2.7cm" svg:y="9.201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3" draw:layer="layout" svg:x1="4cm" svg:y1="8.501cm" svg:x2="4cm" svg:y2="9.201cm">
          <text:p/>
        </draw:line>
        <draw:connector draw:style-name="gr1" draw:text-style-name="P1" draw:layer="layout" svg:x1="4.05cm" svg:y1="10.501cm" svg:x2="4.061cm" svg:y2="16.853cm" draw:start-shape="id2" draw:start-glue-point="6" svg:d="M4050 10501v3427h11v2925" svg:viewBox="0 0 12 6353">
          <text:p/>
        </draw:connector>
        <draw:connector draw:style-name="gr1" draw:text-style-name="P1" draw:layer="layout" svg:x1="4.05cm" svg:y1="10.501cm" svg:x2="2.799cm" svg:y2="14.207cm" draw:start-shape="id2" draw:start-glue-point="6" svg:d="M4050 10501v2104h-1251v1602" svg:viewBox="0 0 1252 3707">
          <text:p/>
        </draw:connector>
        <draw:frame draw:style-name="gr7" draw:text-style-name="P2" draw:layer="layout" svg:width="1.8cm" svg:height="1.115cm" svg:x="2.4cm" svg:y="11.586cm">
          <draw:text-box>
            <text:p text:style-name="P2">Delete Entry</text:p>
          </draw:text-box>
        </draw:frame>
        <draw:frame draw:style-name="gr4" draw:text-style-name="P2" draw:layer="layout" svg:width="2.17cm" svg:height="1.115cm" svg:x="1.9cm" svg:y="14.101cm">
          <draw:text-box>
            <text:p text:style-name="P2">See page</text:p>
            <text:p text:style-name="P2">40</text:p>
          </draw:text-box>
        </draw:frame>
        <draw:custom-shape draw:style-name="gr6" draw:text-style-name="P4" draw:layer="layout" svg:width="3.3cm" svg:height="2cm" svg:x="2cm" svg:y="16.801cm">
          <text:p text:style-name="P3"><text:span text:style-name="T2">View Royalties</text:span></text:p>
          <text:p text:style-name="P3"><text:span text:style-name="T2">Items Screen 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.4cm" svg:y1="19.6cm" svg:x2="2.4cm" svg:y2="21.2cm">
          <text:p/>
        </draw:line>
        <draw:custom-shape draw:style-name="gr2" draw:text-style-name="P1" draw:layer="layout" svg:width="2.7cm" svg:height="1.3cm" svg:x="2.4cm" svg:y="19.001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3" draw:layer="layout" svg:x1="3.8cm" svg:y1="18.501cm" svg:x2="3.8cm" svg:y2="19.201cm">
          <text:p/>
        </draw:line>
        <draw:frame draw:style-name="gr8" draw:text-style-name="P2" draw:layer="layout" svg:width="2.119cm" svg:height="1.115cm" svg:x="5.181cm" svg:y="19.985cm">
          <draw:text-box>
            <text:p text:style-name="P2">Calculate</text:p>
            <text:p text:style-name="P2">Royalties</text:p>
          </draw:text-box>
        </draw:frame>
        <draw:line draw:style-name="gr9" draw:text-style-name="P1" draw:layer="layout" svg:x1="5.1cm" svg:y1="19.6cm" svg:x2="5.1cm" svg:y2="21.4cm">
          <text:p/>
        </draw:line>
        <draw:frame draw:style-name="gr8" draw:text-style-name="P2" draw:layer="layout" svg:width="1.624cm" svg:height="1.115cm" svg:x="0.8cm" svg:y="20cm">
          <draw:text-box>
            <text:p text:style-name="P2">Delete</text:p>
            <text:p text:style-name="P2">Entry</text:p>
          </draw:text-box>
        </draw:frame>
        <draw:frame draw:style-name="gr4" draw:text-style-name="P2" draw:layer="layout" svg:width="2.17cm" svg:height="1.115cm" svg:x="1.33cm" svg:y="21.385cm">
          <draw:text-box>
            <text:p text:style-name="P2">See page</text:p>
            <text:p text:style-name="P2">40</text:p>
          </draw:text-box>
        </draw:frame>
        <draw:custom-shape draw:style-name="gr10" draw:text-style-name="P4" xml:id="id4" draw:id="id4" draw:layer="layout" svg:width="3.3cm" svg:height="1.9cm" svg:x="3.9cm" svg:y="21.3cm">
          <text:p text:style-name="P3"><text:span text:style-name="T2">Add Royalty</text:span></text:p>
          <text:p text:style-name="P3"><text:span text:style-name="T2">Item Screen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8cm" svg:height="1.4cm" svg:x="4.2cm" svg:y="24.4cm">
          <text:p text:style-name="P1">Calculate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6cm" svg:y1="23.2cm" svg:x2="5.6cm" svg:y2="24.3cm">
          <text:p/>
        </draw:line>
        <draw:line draw:style-name="gr9" draw:text-style-name="P1" draw:layer="layout" svg:x1="5.2cm" svg:y1="25.7cm" svg:x2="5.2cm" svg:y2="26.7cm">
          <text:p/>
        </draw:line>
        <draw:custom-shape draw:style-name="gr12" draw:text-style-name="P4" xml:id="id3" draw:id="id3" draw:layer="layout" svg:width="3.6cm" svg:height="1.7cm" svg:x="3.477cm" svg:y="26.699cm">
          <text:p text:style-name="P3"><text:span text:style-name="T2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3" draw:layer="layout" svg:x1="3.5cm" svg:y1="27.5cm" svg:x2="2.8cm" svg:y2="27.4cm">
          <text:p/>
        </draw:line>
        <draw:frame draw:style-name="gr14" draw:text-style-name="P2" draw:layer="layout" svg:width="3.33cm" svg:height="1.247cm" svg:x="2.17cm" svg:y="28.1cm">
          <draw:text-box>
            <text:p text:style-name="P2">Confirmation Valid</text:p>
          </draw:text-box>
        </draw:frame>
        <draw:frame draw:style-name="gr4" draw:text-style-name="P2" draw:layer="layout" svg:width="2.822cm" svg:height="1.115cm" svg:x="7.678cm" svg:y="25.685cm">
          <draw:text-box>
            <text:p text:style-name="P2">Confirmation </text:p>
            <text:p text:style-name="P2">invalid</text:p>
          </draw:text-box>
        </draw:frame>
        <draw:connector draw:style-name="gr9" draw:text-style-name="P1" draw:layer="layout" svg:x1="7.077cm" svg:y1="27.549cm" svg:x2="6.788cm" svg:y2="22.25cm" draw:start-shape="id3" draw:start-glue-point="7" draw:end-shape="id4" draw:end-glue-point="6" svg:d="M7077 27549h625v-5299h-914" svg:viewBox="0 0 915 5300">
          <text:p/>
        </draw:connector>
        <draw:frame draw:style-name="gr8" draw:text-style-name="P2" draw:layer="layout" svg:width="2.974cm" svg:height="0.683cm" svg:x="0.226cm" svg:y="23.7cm">
          <draw:text-box>
            <text:p text:style-name="P2">(See page 38)</text:p>
          </draw:text-box>
        </draw:frame>
        <draw:custom-shape draw:style-name="gr2" draw:text-style-name="P1" draw:layer="layout" svg:width="2.7cm" svg:height="1.3cm" svg:x="0.2cm" svg:y="24.4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8" draw:id="id8" draw:layer="layout" svg:width="3.3cm" svg:height="2cm" svg:x="14.3cm" svg:y="5.7cm">
          <text:p text:style-name="P3"><text:span text:style-name="T2">View Book</text:span></text:p>
          <text:p text:style-name="P3"><text:span text:style-name="T2">Invoice Screen 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3.3cm" svg:height="2cm" svg:x="15.9cm" svg:y="16.402cm">
          <text:p text:style-name="P3"><text:span text:style-name="T2">View Royalties</text:span></text:p>
          <text:p text:style-name="P3"><text:span text:style-name="T2">Items Screen 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6.3cm" svg:y1="19.201cm" svg:x2="16.3cm" svg:y2="20.801cm">
          <text:p/>
        </draw:line>
        <draw:custom-shape draw:style-name="gr2" draw:text-style-name="P1" draw:layer="layout" svg:width="2.7cm" svg:height="1.3cm" svg:x="16.3cm" svg:y="18.602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3" draw:layer="layout" svg:x1="17.7cm" svg:y1="18.102cm" svg:x2="17.7cm" svg:y2="18.802cm">
          <text:p/>
        </draw:line>
        <draw:frame draw:style-name="gr8" draw:text-style-name="P2" draw:layer="layout" svg:width="2.119cm" svg:height="1.115cm" svg:x="19.081cm" svg:y="19.586cm">
          <draw:text-box>
            <text:p text:style-name="P2">Calculate</text:p>
            <text:p text:style-name="P2">Royalties</text:p>
          </draw:text-box>
        </draw:frame>
        <draw:line draw:style-name="gr9" draw:text-style-name="P1" draw:layer="layout" svg:x1="19cm" svg:y1="19.201cm" svg:x2="19cm" svg:y2="21.001cm">
          <text:p/>
        </draw:line>
        <draw:frame draw:style-name="gr8" draw:text-style-name="P2" draw:layer="layout" svg:width="1.624cm" svg:height="1.115cm" svg:x="14.7cm" svg:y="19.601cm">
          <draw:text-box>
            <text:p text:style-name="P2">Delete</text:p>
            <text:p text:style-name="P2">Entry</text:p>
          </draw:text-box>
        </draw:frame>
        <draw:frame draw:style-name="gr4" draw:text-style-name="P2" draw:layer="layout" svg:width="2.17cm" svg:height="1.115cm" svg:x="14.63cm" svg:y="20.886cm">
          <draw:text-box>
            <text:p text:style-name="P2">See page</text:p>
            <text:p text:style-name="P2">40</text:p>
          </draw:text-box>
        </draw:frame>
        <draw:custom-shape draw:style-name="gr10" draw:text-style-name="P4" xml:id="id6" draw:id="id6" draw:layer="layout" svg:width="3.3cm" svg:height="1.9cm" svg:x="16.5cm" svg:y="20.901cm">
          <text:p text:style-name="P3"><text:span text:style-name="T2">Add Royalty</text:span></text:p>
          <text:p text:style-name="P3"><text:span text:style-name="T2">Item Screen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2.8cm" svg:height="1.4cm" svg:x="16.8cm" svg:y="24.001cm">
          <text:p text:style-name="P1">Calculate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8.2cm" svg:y1="22.801cm" svg:x2="18.2cm" svg:y2="23.901cm">
          <text:p/>
        </draw:line>
        <draw:line draw:style-name="gr9" draw:text-style-name="P1" draw:layer="layout" svg:x1="17.8cm" svg:y1="25.301cm" svg:x2="17.8cm" svg:y2="26.301cm">
          <text:p/>
        </draw:line>
        <draw:custom-shape draw:style-name="gr12" draw:text-style-name="P4" xml:id="id5" draw:id="id5" draw:layer="layout" svg:width="3.6cm" svg:height="1.7cm" svg:x="16.077cm" svg:y="26.3cm">
          <text:p text:style-name="P3"><text:span text:style-name="T2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9.677cm" svg:y1="27.15cm" svg:x2="19.388cm" svg:y2="21.851cm" draw:start-shape="id5" draw:start-glue-point="7" draw:end-shape="id6" draw:end-glue-point="6" svg:d="M19677 27150h625v-5299h-914" svg:viewBox="0 0 915 5300">
          <text:p/>
        </draw:connector>
        <draw:frame draw:style-name="gr4" draw:text-style-name="P2" draw:layer="layout" svg:width="2.822cm" svg:height="1.115cm" svg:x="18.2cm" svg:y="27.885cm">
          <draw:text-box>
            <text:p text:style-name="P2">Confirmation </text:p>
            <text:p text:style-name="P2">invalid</text:p>
          </draw:text-box>
        </draw:frame>
        <draw:custom-shape draw:style-name="gr2" draw:text-style-name="P1" xml:id="id7" draw:id="id7" draw:layer="layout" svg:width="2.7cm" svg:height="1.3cm" svg:x="17.5cm" svg:y="8.8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8.85cm" svg:y1="10.1cm" svg:x2="18.861cm" svg:y2="16.452cm" draw:start-shape="id7" draw:start-glue-point="6" svg:d="M18850 10100v3427h11v2925" svg:viewBox="0 0 12 6353">
          <text:p/>
        </draw:connector>
        <draw:connector draw:style-name="gr1" draw:text-style-name="P1" draw:layer="layout" svg:x1="18.85cm" svg:y1="10.1cm" svg:x2="17.599cm" svg:y2="13.806cm" draw:start-shape="id7" draw:start-glue-point="6" svg:d="M18850 10100v2104h-1251v1602" svg:viewBox="0 0 1252 3707">
          <text:p/>
        </draw:connector>
        <draw:frame draw:style-name="gr7" draw:text-style-name="P2" draw:layer="layout" svg:width="1.8cm" svg:height="1.115cm" svg:x="17.2cm" svg:y="11.185cm">
          <draw:text-box>
            <text:p text:style-name="P2">Delete Entry</text:p>
          </draw:text-box>
        </draw:frame>
        <draw:frame draw:style-name="gr4" draw:text-style-name="P2" draw:layer="layout" svg:width="2.17cm" svg:height="1.115cm" svg:x="16.7cm" svg:y="13.7cm">
          <draw:text-box>
            <text:p text:style-name="P2">See page</text:p>
            <text:p text:style-name="P2">40</text:p>
          </draw:text-box>
        </draw:frame>
        <draw:frame draw:style-name="gr4" draw:text-style-name="P2" draw:layer="layout" svg:width="2.17cm" svg:height="1.115cm" svg:x="13.13cm" svg:y="9.785cm">
          <draw:text-box>
            <text:p text:style-name="P2">See page</text:p>
            <text:p text:style-name="P2">40</text:p>
          </draw:text-box>
        </draw:frame>
        <draw:custom-shape draw:style-name="gr6" draw:text-style-name="P4" draw:layer="layout" svg:width="3.3cm" svg:height="2cm" svg:x="6.1cm" svg:y="9.7cm">
          <text:p text:style-name="P3"><text:span text:style-name="T2">View Pub</text:span></text:p>
          <text:p text:style-name="P3"><text:span text:style-name="T2">Invoice Screen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cm" svg:y1="12.7cm" svg:x2="6cm" svg:y2="14.3cm">
          <text:p/>
        </draw:line>
        <draw:custom-shape draw:style-name="gr2" draw:text-style-name="P1" draw:layer="layout" svg:width="2.7cm" svg:height="1.3cm" svg:x="6cm" svg:y="12.101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3" draw:layer="layout" svg:x1="7.4cm" svg:y1="11.601cm" svg:x2="7.4cm" svg:y2="12.301cm">
          <text:p/>
        </draw:line>
        <draw:frame draw:style-name="gr15" draw:text-style-name="P2" draw:layer="layout" svg:width="2.119cm" svg:height="1.115cm" svg:x="6.881cm" svg:y="13.585cm">
          <draw:text-box>
            <text:p text:style-name="P2">Add Pub</text:p>
            <text:p text:style-name="P2">Invoice</text:p>
          </draw:text-box>
        </draw:frame>
        <draw:line draw:style-name="gr9" draw:text-style-name="P1" draw:layer="layout" svg:x1="8.7cm" svg:y1="12.7cm" svg:x2="8.7cm" svg:y2="14.5cm">
          <text:p/>
        </draw:line>
        <draw:frame draw:style-name="gr8" draw:text-style-name="P2" draw:layer="layout" svg:width="1.624cm" svg:height="1.115cm" svg:x="4.4cm" svg:y="13.1cm">
          <draw:text-box>
            <text:p text:style-name="P2">Delete</text:p>
            <text:p text:style-name="P2">Entry</text:p>
          </draw:text-box>
        </draw:frame>
        <draw:frame draw:style-name="gr4" draw:text-style-name="P2" draw:layer="layout" svg:width="2.17cm" svg:height="1.115cm" svg:x="4.93cm" svg:y="14.485cm">
          <draw:text-box>
            <text:p text:style-name="P2">See page</text:p>
            <text:p text:style-name="P2">40</text:p>
          </draw:text-box>
        </draw:frame>
        <draw:custom-shape draw:style-name="gr6" draw:text-style-name="P4" draw:layer="layout" svg:width="3.3cm" svg:height="2cm" svg:x="7.8cm" svg:y="14.4cm">
          <text:p text:style-name="P3"><text:span text:style-name="T2">Add Pub</text:span></text:p>
          <text:p text:style-name="P3"><text:span text:style-name="T2">Invoice Screen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2.8cm" svg:height="1.7cm" svg:x="0.4cm" svg:y="26.3cm">
          <text:p text:style-name="P3"><text:span text:style-name="T2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3" draw:text-style-name="P3" draw:layer="layout" svg:x1="1.7cm" svg:y1="26.4cm" svg:x2="1.6cm" svg:y2="25.7cm">
          <text:p/>
        </draw:line>
        <draw:line draw:style-name="gr13" draw:text-style-name="P3" draw:layer="layout" svg:x1="16.1cm" svg:y1="27.1cm" svg:x2="15.4cm" svg:y2="27cm">
          <text:p/>
        </draw:line>
        <draw:frame draw:style-name="gr14" draw:text-style-name="P2" draw:layer="layout" svg:width="3.33cm" svg:height="1.247cm" svg:x="14.77cm" svg:y="27.7cm">
          <draw:text-box>
            <text:p text:style-name="P2">Confirmation Valid</text:p>
          </draw:text-box>
        </draw:frame>
        <draw:frame draw:style-name="gr8" draw:text-style-name="P2" draw:layer="layout" svg:width="2.974cm" svg:height="0.683cm" svg:x="12.8cm" svg:y="23.317cm">
          <draw:text-box>
            <text:p text:style-name="P2">(See page 38)</text:p>
          </draw:text-box>
        </draw:frame>
        <draw:custom-shape draw:style-name="gr2" draw:text-style-name="P1" draw:layer="layout" svg:width="2.7cm" svg:height="1.3cm" svg:x="12.8cm" svg:y="24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4" draw:layer="layout" svg:width="2.8cm" svg:height="1.7cm" svg:x="13cm" svg:y="25.9cm">
          <text:p text:style-name="P3"><text:span text:style-name="T2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3" draw:text-style-name="P3" draw:layer="layout" svg:x1="14.3cm" svg:y1="26cm" svg:x2="14.2cm" svg:y2="25.3cm">
          <text:p/>
        </draw:line>
        <draw:line draw:style-name="gr9" draw:text-style-name="P1" draw:layer="layout" svg:x1="8.992cm" svg:y1="16.5cm" svg:x2="8.992cm" svg:y2="17.6cm">
          <text:p/>
        </draw:line>
        <draw:custom-shape draw:style-name="gr17" draw:text-style-name="P4" draw:layer="layout" svg:width="3.205cm" svg:height="1.7cm" svg:x="7.394cm" svg:y="17.8cm">
          <text:p text:style-name="P3"><text:span text:style-name="T2">Confirmation</text:span></text:p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draw:line draw:style-name="gr13" draw:text-style-name="P3" draw:layer="layout" svg:x1="9cm" svg:y1="19.5cm" svg:x2="9cm" svg:y2="20.4cm">
          <text:p/>
        </draw:line>
        <draw:frame draw:style-name="gr14" draw:text-style-name="P2" draw:layer="layout" svg:width="2.965cm" svg:height="1.247cm" svg:x="9cm" svg:y="19.3cm">
          <draw:text-box>
            <text:p text:style-name="P2">Confirmation Valid</text:p>
          </draw:text-box>
        </draw:frame>
        <draw:frame draw:style-name="gr18" draw:text-style-name="P2" draw:layer="layout" svg:width="3.4cm" svg:height="1.115cm" svg:x="8.5cm" svg:y="24.085cm">
          <draw:text-box>
            <text:p text:style-name="P2">(See page 38)</text:p>
          </draw:text-box>
        </draw:frame>
        <draw:custom-shape draw:style-name="gr19" draw:text-style-name="P1" draw:layer="layout" svg:width="2.404cm" svg:height="1.3cm" svg:x="8.696cm" svg:y="22.9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</draw:custom-shape>
        <draw:custom-shape draw:style-name="gr20" draw:text-style-name="P4" draw:layer="layout" svg:width="2.493cm" svg:height="1.7cm" svg:x="8.606cm" svg:y="20.4cm">
          <text:p text:style-name="P3"><text:span text:style-name="T2">Database</text:span></text:p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line draw:style-name="gr13" draw:text-style-name="P3" draw:layer="layout" svg:x1="9.8cm" svg:y1="22cm" svg:x2="9.9cm" svg:y2="22.9cm">
          <text:p/>
        </draw:line>
        <draw:frame draw:style-name="gr4" draw:text-style-name="P2" draw:layer="layout" svg:width="2.822cm" svg:height="1.115cm" svg:x="10.6cm" svg:y="17.2cm">
          <draw:text-box>
            <text:p text:style-name="P2">Confirmation </text:p>
            <text:p text:style-name="P2">invalid</text:p>
          </draw:text-box>
        </draw:frame>
        <draw:line draw:style-name="gr9" draw:text-style-name="P1" draw:layer="layout" svg:x1="10.7cm" svg:y1="18.7cm" svg:x2="10.7cm" svg:y2="15.4cm">
          <text:p/>
        </draw:line>
        <draw:custom-shape draw:style-name="gr6" draw:text-style-name="P4" draw:layer="layout" svg:width="3.3cm" svg:height="2cm" svg:x="10.7cm" svg:y="10.8cm">
          <text:p text:style-name="P3"><text:span text:style-name="T2">Add Book</text:span></text:p>
          <text:p text:style-name="P3"><text:span text:style-name="T2">Screen</text:span></text:p>
          <text:p text:style-name="P3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3.6cm" svg:height="1.7cm" svg:x="11.7cm" svg:y="13.5cm">
          <text:p text:style-name="P3"><text:span text:style-name="T2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12.4cm" svg:y1="12.8cm" svg:x2="13.6cm" svg:y2="13.6cm">
          <text:p/>
        </draw:line>
        <draw:line draw:style-name="gr9" draw:text-style-name="P1" draw:layer="layout" svg:x1="15.4cm" svg:y1="14.3cm" svg:x2="13.6cm" svg:y2="11.9cm">
          <text:p/>
        </draw:line>
        <draw:frame draw:style-name="gr4" draw:text-style-name="P2" draw:layer="layout" svg:width="2.822cm" svg:height="1.115cm" svg:x="14.1cm" svg:y="11.785cm">
          <draw:text-box>
            <text:p text:style-name="P2">Confirmation </text:p>
            <text:p text:style-name="P2">invalid</text:p>
          </draw:text-box>
        </draw:frame>
        <draw:connector draw:style-name="gr9" draw:text-style-name="P1" draw:layer="layout" svg:x1="17.188cm" svg:y1="6.7cm" svg:x2="18.85cm" svg:y2="8.8cm" draw:start-shape="id8" draw:start-glue-point="6" draw:end-shape="id7" draw:end-glue-point="4" svg:d="M17188 6700h1662v2100" svg:viewBox="0 0 1663 2101">
          <text:p/>
        </draw:connector>
        <draw:custom-shape draw:style-name="gr16" draw:text-style-name="P4" draw:layer="layout" svg:width="2.8cm" svg:height="1.7cm" svg:x="12.9cm" svg:y="15.7cm">
          <text:p text:style-name="P3"><text:span text:style-name="T2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9" draw:text-style-name="P1" draw:layer="layout" svg:x1="13.5cm" svg:y1="14.8cm" svg:x2="13.5cm" svg:y2="15.8cm">
          <text:p/>
        </draw:line>
        <draw:frame draw:style-name="gr8" draw:text-style-name="P2" draw:layer="layout" svg:width="2.974cm" svg:height="0.683cm" svg:x="11.7cm" svg:y="20.517cm">
          <draw:text-box>
            <text:p text:style-name="P2">(See page 38)</text:p>
          </draw:text-box>
        </draw:frame>
        <draw:custom-shape draw:style-name="gr2" draw:text-style-name="P1" draw:layer="layout" svg:width="2.7cm" svg:height="1.3cm" svg:x="12.1cm" svg:y="19.4cm">
          <text:p text:style-name="P1">Option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3" draw:layer="layout" svg:x1="13.7cm" svg:y1="17.5cm" svg:x2="13.5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2:02:21.346000000</meta:creation-date>
    <dc:date>2015-01-10T22:52:27.788000000</dc:date>
    <meta:editing-duration>PT19M51S</meta:editing-duration>
    <meta:editing-cycles>10</meta:editing-cycles>
    <meta:generator>LibreOffice/4.3.2.2$Windows_x86 LibreOffice_project/edfb5295ba211bd31ad47d0bad0118690f76407d</meta:generator>
    <meta:document-statistic meta:object-count="103"/>
  </office:meta>
</office:document-meta>
</file>